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 display="block">
  <semantics>
    <mrow>
      <mi>P</mi>
      <mrow>
        <mrow>
          <mo fence="true" stretchy="false">(</mo>
          <mrow>
            <mrow>
              <mrow>
                <mi mathvariant="normal">θ</mi>
                <mo stretchy="false">∣</mo>
                <mstyle mathvariant="monospace">
                  <mtext>D</mtext>
                </mstyle>
              </mrow>
              <mi>,</mi>
              <mi>M</mi>
            </mrow>
          </mrow>
          <mo fence="true" stretchy="false">)</mo>
        </mrow>
        <mo stretchy="false">=</mo>
        <mfrac>
          <mrow>
            <mi>P</mi>
            <mrow>
              <mo fence="true" stretchy="false">(</mo>
              <mrow>
                <mrow>
                  <mrow>
                    <mstyle mathvariant="monospace">
                      <mtext>D</mtext>
                    </mstyle>
                    <mo stretchy="false">∣</mo>
                    <mi mathvariant="normal">θ</mi>
                  </mrow>
                  <mi>,</mi>
                  <mi>M</mi>
                </mrow>
              </mrow>
              <mo fence="true" stretchy="false">)</mo>
            </mrow>
            <mi>P</mi>
            <mrow>
              <mo fence="true" stretchy="false">(</mo>
              <mrow>
                <mrow>
                  <mi mathvariant="normal">θ</mi>
                  <mo stretchy="false">∣</mo>
                  <mi>M</mi>
                </mrow>
              </mrow>
              <mo fence="true" stretchy="false">)</mo>
            </mrow>
          </mrow>
          <mrow>
            <mi>P</mi>
            <mrow>
              <mo fence="true" stretchy="false">(</mo>
              <mrow>
                <mrow>
                  <mstyle mathvariant="monospace">
                    <mtext>D</mtext>
                  </mstyle>
                  <mo stretchy="false">∣</mo>
                  <mi>M</mi>
                </mrow>
              </mrow>
              <mo fence="true" stretchy="false">)</mo>
            </mrow>
          </mrow>
        </mfrac>
      </mrow>
    </mrow>
    <annotation encoding="StarMath 5.0">P( %theta divides {font fixed "D"} , M ) = {P({font fixed "D"} divides %theta , M) P( %theta divides M )} over {P({font fixed "D"} divides M)}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11T21:23:55.081640221</meta:creation-date>
    <meta:generator>LibreOffice/4.2.7.2$Linux_X86_64 LibreOffice_project/420m0$Build-2</meta:generator>
  </office:meta>
</office:document-meta>
</file>